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font-family="Courier" style:font-family-generic="modern" style:font-pitch="fixed" fo:font-size="14pt" style:font-size-asian="14pt" style:font-size-complex="14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953cm" svg:height="3.302cm" svg:x="2.778cm" svg:y="6.715cm">
          <text:p text:style-name="P1">WebApp</text:p>
          <text:p text:style-name="P1"/>
          <text:p text:style-name="P1"><text:span text:style-name="T1">/Import.html</text:span></text:p>
        </draw:rect>
        <draw:rect draw:style-name="gr1" draw:text-style-name="P1" xml:id="id4" draw:id="id4" draw:layer="layout" svg:width="8.128cm" svg:height="3.302cm" svg:x="17.637cm" svg:y="6.715cm">
          <text:p text:style-name="P1">Route Method</text:p>
          <text:p text:style-name="P1"/>
          <text:p text:style-name="P1"><text:span text:style-name="T1">/api/train-service/route</text:span></text:p>
        </draw:rect>
        <draw:rect draw:style-name="gr2" draw:text-style-name="P1" draw:layer="layout" svg:width="6.223cm" svg:height="4.445cm" svg:x="10.017cm" svg:y="10.906cm">
          <text:p text:style-name="P1">Train Map</text:p>
          <text:p text:style-name="P1"/>
          <text:p text:style-name="P1"><text:span text:style-name="T1">lines.csv</text:span></text:p>
          <text:p text:style-name="P1"><text:span text:style-name="T1">routes.csv</text:span></text:p>
          <text:p text:style-name="P1"><text:span text:style-name="T1">stations.csv</text:span></text:p>
        </draw:rect>
        <draw:rect draw:style-name="gr3" draw:text-style-name="P1" draw:layer="layout" svg:width="4.064cm" svg:height="2.286cm" svg:x="17.637cm" svg:y="12.049cm">
          <text:p text:style-name="P1">MapLoader</text:p>
        </draw:rect>
        <draw:rect draw:style-name="gr3" draw:text-style-name="P1" draw:layer="layout" svg:width="4.064cm" svg:height="2.286cm" svg:x="21.701cm" svg:y="12.049cm">
          <text:p text:style-name="P1">MapRouter</text:p>
        </draw:rect>
        <draw:custom-shape draw:style-name="gr4" draw:text-style-name="P1" draw:layer="layout" svg:width="0.762cm" svg:height="0.889cm" svg:x="12.557cm" svg:y="10.017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397cm" svg:height="0.762cm" svg:x="16.24cm" svg:y="12.811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2cm" svg:height="2.032cm" svg:x="19.542cm" svg:y="10.017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xml:id="id1" draw:id="id1" draw:layer="layout" svg:width="14.478cm" svg:height="1.651cm" svg:x="5.699cm" svg:y="2.651cm">
          <text:p text:style-name="P2"><text:span text:style-name="T2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xml:id="id3" draw:id="id3" draw:layer="layout" svg:width="8.128cm" svg:height="3.302cm" svg:x="8.874cm" svg:y="6.715cm">
          <text:p text:style-name="P1">FileUpload Method</text:p>
          <text:p text:style-name="P1"/>
          <text:p text:style-name="P1"><text:span text:style-name="T1">/api/files/upload</text:span></text:p>
        </draw:rect>
        <draw:custom-shape draw:style-name="gr4" draw:text-style-name="P1" draw:layer="layout" svg:width="1.143cm" svg:height="0.762cm" svg:x="7.731cm" svg:y="7.858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12.938cm" svg:y1="4.302cm" svg:x2="5.254cm" svg:y2="6.715cm" draw:start-shape="id1" draw:start-glue-point="2" draw:end-shape="id2" draw:end-glue-point="0" svg:d="m12938 4302-7684 2413">
          <text:p/>
        </draw:connector>
        <draw:connector draw:style-name="gr6" draw:text-style-name="P1" draw:layer="layout" draw:type="line" svg:x1="12.938cm" svg:y1="4.302cm" svg:x2="12.938cm" svg:y2="6.715cm" draw:start-shape="id1" draw:start-glue-point="2" draw:end-shape="id3" svg:d="m12938 4302v2413">
          <text:p/>
        </draw:connector>
        <draw:connector draw:style-name="gr6" draw:text-style-name="P1" draw:layer="layout" draw:type="line" svg:x1="12.938cm" svg:y1="4.302cm" svg:x2="21.701cm" svg:y2="6.715cm" draw:start-shape="id1" draw:start-glue-point="2" draw:end-shape="id4" draw:end-glue-point="0" svg:d="m12938 4302 8763 2413">
          <text:p/>
        </draw:connector>
        <draw:custom-shape draw:style-name="gr4" draw:text-style-name="P1" draw:layer="layout" svg:width="0.762cm" svg:height="2.032cm" svg:x="23.098cm" svg:y="10.017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18T17:07:54</dc:date>
    <dc:creator>David Momenso</dc:creator>
    <meta:editing-duration>PT13M31S</meta:editing-duration>
    <meta:editing-cycles>1</meta:editing-cycles>
    <meta:document-statistic meta:object-count="15"/>
    <meta:generator>OpenOffice/4.0.1$Unix OpenOffice.org_project/401m5$Build-9714</meta:generator>
  </office:meta>
</office:document-meta>
</file>